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63713" style:font-name-complex="Times New Roman"/>
    </style:style>
    <style:style style:name="P2" style:family="paragraph" style:parent-style-name="Standard">
      <style:text-properties officeooo:paragraph-rsid="00063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knowledgments</text:h>
      <text:p text:style-name="P2">The authors received support from Institute of Museum and Library Services in National Leadership Grants for Libraries Program award, LG-34-19-0064-19, CollectionBuilder: A Digital Exhibit Platform and Static Web Development Model for Libraries, Built by Librarians (<text:a xlink:type="simple" xlink:href="https://www.imls.gov/sites/default/files/grants/lg-34-19-0064-19/proposals/lg-34-19-0064-19-full-proposal.pdf" text:style-name="Internet_20_link" text:visited-style-name="Visited_20_Internet_20_Link">https://www.imls.gov/sites/default/files/grants/lg-34-19-0064-19/proposals/lg-34-19-0064-19-full-proposal.pdf</text:a> ).</text:p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Paragraph" style:default-outline-level="1" style:list-style-name="" style:class="text">
      <style:paragraph-properties fo:margin-left="0in" fo:margin-right="0.3937in" fo:margin-top="0.25in" fo:margin-bottom="0.0417in" loext:contextual-spacing="true" fo:line-height="150%" fo:text-indent="0in" style:auto-text-indent="false" fo:keep-with-next="always"/>
      <style:text-properties fo:font-weight="bold" style:letter-kerning="tru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Paragraph" style:family="paragraph" style:parent-style-name="Standard" style:next-style-name="New_20_paragraph" style:default-outline-level="">
      <style:paragraph-properties fo:margin-top="0.1665in" fo:margin-bottom="0in" loext:contextual-spacing="false" fo:orphans="0" fo:widows="0"/>
    </style:style>
    <style:style style:name="New_20_paragraph" style:display-name="New paragraph" style:family="paragraph" style:parent-style-name="Standard" style:default-outline-level="">
      <style:paragraph-properties fo:margin-left="0in" fo:margin-right="0in" fo:text-indent="0.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8:05:53.848864484</meta:creation-date>
    <dc:date>2021-07-02T08:08:04.878806393</dc:date>
    <meta:editing-duration>PT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8" meta:character-count="394" meta:non-whitespace-character-count="358"/>
  </office:meta>
</office:document-meta>
</file>